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92.75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37.3pt"/>
    </style:style>
    <style:style style:name="co7" style:family="table-column">
      <style:table-column-properties fo:break-before="auto" style:column-width="34.9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6.saltmi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Open source machine translation: an opportunity for minor languages</text:p>
          </table:table-cell>
          <table:table-cell office:value-type="string" calcext:value-type="string">
            <text:p>Mikel Forcada</text:p>
          </table:table-cell>
          <table:table-cell office:value-type="string" calcext:value-type="string">
            <text:p>paper-0-Forcada.pd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proaching a new language in machine translation</text:p>
          </table:table-cell>
          <table:table-cell office:value-type="string" calcext:value-type="string">
            <text:p>Anna Sågvall Hein and Per Weijnitz</text:p>
          </table:table-cell>
          <table:table-cell office:value-type="string" calcext:value-type="string">
            <text:p>paper-1-Hein.pdf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NABLER, BLARK, what's next?</text:p>
          </table:table-cell>
          <table:table-cell office:value-type="string" calcext:value-type="string">
            <text:p>Stephen Krauwer</text:p>
          </table:table-cell>
          <table:table-cell office:value-type="string" calcext:value-type="string">
            <text:p>paper-2-Krauwer.pdf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Building NLP Systems for Two Resource-Scarce Indigenous Languages: Mapudungun and Quechua</text:p>
          </table:table-cell>
          <table:table-cell office:value-type="string" calcext:value-type="string">
            <text:p>Christian Monson and Ariadna Font Llitjós and Roberto Aranovich and Lori Levin and Ralf Brown and Eric Peterson and Jaime Carbonell and Alon Lavie</text:p>
          </table:table-cell>
          <table:table-cell office:value-type="string" calcext:value-type="string">
            <text:p>paper-3-Monson.pdf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tatistical Machine Translation with and without a bilingual training corpus</text:p>
          </table:table-cell>
          <table:table-cell office:value-type="string" calcext:value-type="string">
            <text:p>Maja Popović and Hermann Ney</text:p>
          </table:table-cell>
          <table:table-cell office:value-type="string" calcext:value-type="string">
            <text:p>paper-4-Popović.pdf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The BLARK matrix and its relation to the language resources situation for the Celtic languages</text:p>
          </table:table-cell>
          <table:table-cell office:value-type="string" calcext:value-type="string">
            <text:p>Delyth Prys</text:p>
          </table:table-cell>
          <table:table-cell office:value-type="string" calcext:value-type="string">
            <text:p>paper-5-Prys.pdf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Unicode Development for Under-Resourced Languages</text:p>
          </table:table-cell>
          <table:table-cell office:value-type="string" calcext:value-type="string">
            <text:p>Daniel Yacob</text:p>
          </table:table-cell>
          <table:table-cell office:value-type="string" calcext:value-type="string">
            <text:p>paper-6-Yacob.pdf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A Natural Language Generator for Minority Languages</text:p>
          </table:table-cell>
          <table:table-cell office:value-type="string" calcext:value-type="string">
            <text:p>Tod Allman and Stephen Beale</text:p>
          </table:table-cell>
          <table:table-cell office:value-type="string" calcext:value-type="string">
            <text:p>paper-7-Allman.pdf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Machine Translation for Amharic: Where we are</text:p>
          </table:table-cell>
          <table:table-cell office:value-type="string" calcext:value-type="string">
            <text:p>Saba Amsalu and Sisay Fissaha Adafre</text:p>
          </table:table-cell>
          <table:table-cell office:value-type="string" calcext:value-type="string">
            <text:p>paper-8-Amsalu.pdf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Open-source machine translation between small languages: Catalan and Aranese Occitan</text:p>
          </table:table-cell>
          <table:table-cell office:value-type="string" calcext:value-type="string">
            <text:p>Carme Armentano-Oller and Mikel Forcada</text:p>
          </table:table-cell>
          <table:table-cell office:value-type="string" calcext:value-type="string">
            <text:p>paper-9-Armentano-Oller.pdf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Compilation and Structuring of a Spanish-Basque Parallel Corpus</text:p>
          </table:table-cell>
          <table:table-cell office:value-type="string" calcext:value-type="string">
            <text:p>Arantza Casillas and Arantza Díaz de Illarraza and Jon Igartua and R. Martínez and Kepa Sarasola</text:p>
          </table:table-cell>
          <table:table-cell office:value-type="string" calcext:value-type="string">
            <text:p>paper-10-Casillas.pdf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Exploiting Similarity in the MT into a Minority Language</text:p>
          </table:table-cell>
          <table:table-cell office:value-type="string" calcext:value-type="string">
            <text:p>Boštjan Dvořák and Petr Homola and Vladislav Kuboň</text:p>
          </table:table-cell>
          <table:table-cell office:value-type="string" calcext:value-type="string">
            <text:p>paper-11-Dvořák.pdf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Catalan-English Statistical Machine Translation without Parallel Corpus: Bridging through Spanish</text:p>
          </table:table-cell>
          <table:table-cell office:value-type="string" calcext:value-type="string">
            <text:p>Adrià de Gispert and José B. Mariño</text:p>
          </table:table-cell>
          <table:table-cell office:value-type="string" calcext:value-type="string">
            <text:p>paper-12-de Gispert.pdf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SisHiTra: A Spanish-to-Catalan hybrid machine translation system</text:p>
          </table:table-cell>
          <table:table-cell office:value-type="string" calcext:value-type="string">
            <text:p>Jorge González and Antonio L. Lagarda and José R. Navarro and Laura Eliodoro and Adrià Giménez and Francisco Casacuberta and Joan M. de Val and Ferran Fabregat</text:p>
          </table:table-cell>
          <table:table-cell office:value-type="string" calcext:value-type="string">
            <text:p>paper-13-González.pdf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Phrase-based statistical machine translation between Welsh and English</text:p>
          </table:table-cell>
          <table:table-cell office:value-type="string" calcext:value-type="string">
            <text:p>Dafydd Jones and Andreas Eisele</text:p>
          </table:table-cell>
          <table:table-cell office:value-type="string" calcext:value-type="string">
            <text:p>paper-14-Jones.pdf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Bulgarian sense tagged corpus</text:p>
          </table:table-cell>
          <table:table-cell office:value-type="string" calcext:value-type="string">
            <text:p>Svetla Koeva and Svetlozara Lesseva and Maria Todorova</text:p>
          </table:table-cell>
          <table:table-cell office:value-type="string" calcext:value-type="string">
            <text:p>paper-15-Koeva.pdf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Statistical machine translation using the IJS-ELAN Corpus</text:p>
          </table:table-cell>
          <table:table-cell office:value-type="string" calcext:value-type="string">
            <text:p>Mirjam Sepesy Mauèec and Zdravko Kaèiè</text:p>
          </table:table-cell>
          <table:table-cell office:value-type="string" calcext:value-type="string">
            <text:p>paper-16-Mauèec.pdf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Lost in Translation: The Problems of Using Mainstream MT Evaluation Metrics for Sign Language Translation</text:p>
          </table:table-cell>
          <table:table-cell office:value-type="string" calcext:value-type="string">
            <text:p>Sara Morrissey and Andy Way</text:p>
          </table:table-cell>
          <table:table-cell office:value-type="string" calcext:value-type="string">
            <text:p>paper-17-Morrissey.pdf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A Spanish-Basque weather forecast corpus for probabilistic speech translation</text:p>
          </table:table-cell>
          <table:table-cell office:value-type="string" calcext:value-type="string">
            <text:p>Alicia Pérez and Inés Torres and Francisco Casacuberta and Víctor Guijarrubia</text:p>
          </table:table-cell>
          <table:table-cell office:value-type="string" calcext:value-type="string">
            <text:p>paper-18-Pérez.pdf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Machine translation for closely related language pairs</text:p>
          </table:table-cell>
          <table:table-cell office:value-type="string" calcext:value-type="string">
            <text:p>Kevin Scannell</text:p>
          </table:table-cell>
          <table:table-cell office:value-type="string" calcext:value-type="string">
            <text:p>paper-19-Scannell.pdf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Models of Cooperation for the Development of NLP Resources: A Comparison of BLARK and XNLRDF</text:p>
          </table:table-cell>
          <table:table-cell office:value-type="string" calcext:value-type="string">
            <text:p>Oliver Streiter and Mathias Stuflesser and Qiu Lan Weng</text:p>
          </table:table-cell>
          <table:table-cell office:value-type="string" calcext:value-type="string">
            <text:p>paper-20-Streiter.pdf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Developing a Spoken Corpus and a Synthesiser for Irish</text:p>
          </table:table-cell>
          <table:table-cell office:value-type="string" calcext:value-type="string">
            <text:p>John Wogan and Brian Ó Raghallaigh and Áine Ní Bhriain and Eric Zoerner and Harald Berthelsen and Ailbhe Ní Chasaide and Christer Gobl</text:p>
          </table:table-cell>
          <table:table-cell office:value-type="string" calcext:value-type="string">
            <text:p>paper-21-Wogan.pdf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An Attribute-Sample Database System for describing Chuvash affixes</text:p>
          </table:table-cell>
          <table:table-cell office:value-type="string" calcext:value-type="string">
            <text:p>Pavel Zheltov</text:p>
          </table:table-cell>
          <table:table-cell office:value-type="string" calcext:value-type="string">
            <text:p>paper-22-Zheltov.pdf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uthor Index</text:p>
          </table:table-cell>
          <table:table-cell office:value-type="string" calcext:value-type="string">
            <text:p>index,pdf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11:10:40.3810595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3T11:15:46.883344837</dc:date>
    <meta:editing-duration>PT5M52S</meta:editing-duration>
    <meta:editing-cycles>2</meta:editing-cycles>
    <meta:generator>LibreOffice/6.0.7.3$Linux_X86_64 LibreOffice_project/00m0$Build-3</meta:generator>
    <meta:document-statistic meta:table-count="1" meta:cell-count="103" meta:object-count="0"/>
  </office:meta>
</office:document-meta>
</file>